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now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<text:s/>mouse ma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weetener ma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can of cok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string" calcext:value-type="string">
            <text:p>concentration lev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human target weigh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/453.5" office:value-type="float" office:value="0.00220507166482911" calcext:value-type="float">
            <text:p>0.002205071664829</text:p>
          </table:table-cell>
          <table:table-cell office:value-type="string" calcext:value-type="string">
            <text:p>pounds per gra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nowns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table:formula="of:=([.C7]*([.C4]/[.C3])/([.C5]*[.C6]*[.C8]))" office:value-type="float" office:value="37020.4081632653" calcext:value-type="float">
            <text:p>37020.4081632653</text:p>
          </table:table-cell>
          <table:table-cell office:value-type="string" calcext:value-type="string">
            <text:p>cans of cok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0:35:01.856445697</meta:creation-date>
    <dc:date>2017-09-21T12:11:29.135804023</dc:date>
    <meta:editing-duration>PT34M10S</meta:editing-duration>
    <meta:editing-cycles>1</meta:editing-cycles>
    <meta:document-statistic meta:table-count="1" meta:cell-count="17" meta:object-count="0"/>
    <meta:generator>LibreOffice/5.4.1.2.0$Linux_X86_64 LibreOffice_project/40m0$Build-2</meta:generator>
  </office:meta>
</office:document-meta>
</file>